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15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46263888888889cm" style:use-optimal-column-width="true"/>
    </style:style>
    <style:style style:name="co3" style:family="table-column">
      <style:table-column-properties fo:break-before="auto" style:column-width="2.29305555555556cm" style:use-optimal-column-width="true"/>
    </style:style>
    <style:style style:name="co4" style:family="table-column">
      <style:table-column-properties fo:break-before="auto" style:column-width="2.32833333333333cm" style:use-optimal-column-width="true"/>
    </style:style>
    <style:style style:name="co5" style:family="table-column">
      <style:table-column-properties fo:break-before="auto" style:column-width="2.39888888888889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bine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table:style-name="ce1"/>
          <table:table-cell office:value-type="string" office:string-value="dPrimeAndGaussianWidth" table:formula="of:=['file:///C:/Users/cege-user/Documents/MacaqueColorCategories/Analyses/TCCModels/NLL_230826-101803.csv'#'NLL_230826-101803'.A$1]" table:style-name="ce1">
            <text:p>dPrimeAndGaussianWidth</text:p>
          </table:table-cell>
          <table:table-cell office:value-type="string" office:string-value="single_ssnu" table:formula="of:=['file:///C:/Users/cege-user/Documents/MacaqueColorCategories/Analyses/TCCModels/NLL_230826-101803.csv'#'NLL_230826-101803'.B$1]" table:style-name="ce1">
            <text:p>single_ssnu</text:p>
          </table:table-cell>
          <table:table-cell office:value-type="string" office:string-value="single_sg" table:formula="of:=['file:///C:/Users/cege-user/Documents/MacaqueColorCategories/Analyses/TCCModels/NLL_230826-101803.csv'#'NLL_230826-101803'.C$1]" table:style-name="ce1">
            <text:p>single_sg</text:p>
          </table:table-cell>
          <table:table-cell office:value-type="string" office:string-value="simultaneous" table:formula="of:=['file:///C:/Users/cege-user/Documents/MacaqueColorCategories/Analyses/TCCModels/NLL_230826-101803.csv'#'NLL_230826-101803'.D$1]" table:style-name="ce1">
            <text:p>simultaneous</text:p>
          </table:table-cell>
          <table:table-cell office:value-type="string" table:style-name="ce1">
            <text:p>iterative MMM</text:p>
          </table:table-cell>
          <table:table-cell office:value-type="string" table:style-name="ce1">
            <text:p>free-similarit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LL</text:p>
          </table:table-cell>
          <table:table-cell office:value-type="float" office:value="99696.354332589894" table:formula="of:=MIN(['file:///C:/Users/cege-user/Documents/MacaqueColorCategories/Analyses/TCCModels/NLL_230826-101803.csv'#'NLL_230826-101803'.A$2:.A$11])" table:style-name="ce1">
            <text:p>99696.35433</text:p>
          </table:table-cell>
          <table:table-cell office:value-type="float" office:value="98331.786741018106" table:formula="of:=MIN(['file:///C:/Users/cege-user/Documents/MacaqueColorCategories/Analyses/TCCModels/NLL_230826-101803.csv'#'NLL_230826-101803'.B$2:.B$11])" table:style-name="ce1">
            <text:p>98331.78674</text:p>
          </table:table-cell>
          <table:table-cell office:value-type="float" office:value="98938.483751098" table:formula="of:=MIN(['file:///C:/Users/cege-user/Documents/MacaqueColorCategories/Analyses/TCCModels/NLL_230826-101803.csv'#'NLL_230826-101803'.C$2:.C$11])" table:style-name="ce1">
            <text:p>98938.48375</text:p>
          </table:table-cell>
          <table:table-cell office:value-type="float" office:value="98852.903094147303" table:formula="of:=MIN(['file:///C:/Users/cege-user/Documents/MacaqueColorCategories/Analyses/TCCModels/NLL_230826-101803.csv'#'NLL_230826-101803'.D$2:.D$11])" table:style-name="ce1">
            <text:p>98852.90309</text:p>
          </table:table-cell>
          <table:table-cell office:value-type="float" office:value="98211.187048650405" table:formula="of:=['file:///C:/Users/cege-user/Documents/MacaqueColorCategories/Analyses/TCCModels/NLL_230831-111225.csv'#'NLL_230831-111225'.$A$1]" table:style-name="ce1">
            <text:p>98211.18705</text:p>
          </table:table-cell>
          <table:table-cell office:value-type="float" office:value="95252.887694064193" table:style-name="ce2">
            <text:p>9.53E+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IC</text:p>
          </table:table-cell>
          <table:table-cell office:value-type="float" office:value="199396.70866517999" table:formula="of:=MIN(['file:///C:/Users/cege-user/Documents/MacaqueColorCategories/Analyses/TCCModels/AIC_230826-101803.csv'#'AIC_230826-101803'.A$2:.A$11])" table:style-name="ce1">
            <text:p>199396.7087</text:p>
          </table:table-cell>
          <table:table-cell office:value-type="float" office:value="196791.57348203601" table:formula="of:=MIN(['file:///C:/Users/cege-user/Documents/MacaqueColorCategories/Analyses/TCCModels/AIC_230826-101803.csv'#'AIC_230826-101803'.B$2:.B$11])" table:style-name="ce1">
            <text:p>196791.5735</text:p>
          </table:table-cell>
          <table:table-cell office:value-type="float" office:value="198004.967502196" table:formula="of:=MIN(['file:///C:/Users/cege-user/Documents/MacaqueColorCategories/Analyses/TCCModels/AIC_230826-101803.csv'#'AIC_230826-101803'.C$2:.C$11])" table:style-name="ce1">
            <text:p>198004.9675</text:p>
          </table:table-cell>
          <table:table-cell office:value-type="float" office:value="197965.80618829501" table:formula="of:=MIN(['file:///C:/Users/cege-user/Documents/MacaqueColorCategories/Analyses/TCCModels/AIC_230826-101803.csv'#'AIC_230826-101803'.D$2:.D$11])" table:style-name="ce1">
            <text:p>197965.8062</text:p>
          </table:table-cell>
          <table:table-cell office:value-type="float" office:value="196682.37409730101" table:formula="of:=['file:///C:/Users/cege-user/Documents/MacaqueColorCategories/Analyses/TCCModels/AIC_230831-111226.csv'#'AIC_230831-111226'.$A$1]" table:style-name="ce1">
            <text:p>196682.3741</text:p>
          </table:table-cell>
          <table:table-cell office:value-type="float" office:value="198697.77" table:style-name="ce1">
            <text:p>198697.77</text:p>
          </table:table-cell>
          <table:table-cell table:number-columns-repeated="16377"/>
        </table:table-row>
        <table:table-row table:style-name="ro1">
          <table:table-cell table:style-name="ce1">
            <draw:frame draw:z-index="2" draw:id="id1" draw:style-name="a1" draw:name="Chart 9" svg:x="0.44792in" svg:y="0.17708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5"/>
          <table:table-cell table:style-name="ce1">
            <draw:frame draw:z-index="1" draw:id="id0" draw:style-name="a0" draw:name="Chart 8" svg:x="0.68403in" svg:y="0.0104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table table:name="Casto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table:style-name="ce1"/>
          <table:table-cell office:value-type="string" office:string-value="dPrimeAndGaussianWidth" table:formula="of:=['file:///C:/Users/cege-user/Documents/MacaqueColorCategories/Analyses/TCCModels/NLL_230826-101803.csv'#'NLL_230826-101803'.A$1]" table:style-name="ce1">
            <text:p>dPrimeAndGaussianWidth</text:p>
          </table:table-cell>
          <table:table-cell office:value-type="string" office:string-value="single_ssnu" table:formula="of:=['file:///C:/Users/cege-user/Documents/MacaqueColorCategories/Analyses/TCCModels/NLL_230826-101803.csv'#'NLL_230826-101803'.B$1]" table:style-name="ce1">
            <text:p>single_ssnu</text:p>
          </table:table-cell>
          <table:table-cell office:value-type="string" office:string-value="single_sg" table:formula="of:=['file:///C:/Users/cege-user/Documents/MacaqueColorCategories/Analyses/TCCModels/NLL_230826-101803.csv'#'NLL_230826-101803'.C$1]" table:style-name="ce1">
            <text:p>single_sg</text:p>
          </table:table-cell>
          <table:table-cell office:value-type="string" office:string-value="simultaneous" table:formula="of:=['file:///C:/Users/cege-user/Documents/MacaqueColorCategories/Analyses/TCCModels/NLL_230826-101803.csv'#'NLL_230826-101803'.D$1]" table:style-name="ce1">
            <text:p>simultaneous</text:p>
          </table:table-cell>
          <table:table-cell office:value-type="string" table:style-name="ce1">
            <text:p>iterative MMM</text:p>
          </table:table-cell>
          <table:table-cell office:value-type="string" table:style-name="ce1">
            <text:p>free-similarit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LL</text:p>
          </table:table-cell>
          <table:table-cell office:value-type="float" office:value="48588.258589968602" table:formula="of:=MIN(['file:///C:/Users/cege-user/Documents/MacaqueColorCategories/Analyses/TCCModels/Castor/NLL_230830-091609.csv'#'NLL_230830-091609'.A$2:.A$11])" table:style-name="ce1">
            <text:p>48588.25859</text:p>
          </table:table-cell>
          <table:table-cell office:value-type="float" office:value="47557.152559125199" table:formula="of:=MIN(['file:///C:/Users/cege-user/Documents/MacaqueColorCategories/Analyses/TCCModels/Castor/NLL_230830-091609.csv'#'NLL_230830-091609'.B$2:.B$11])" table:style-name="ce1">
            <text:p>47557.15256</text:p>
          </table:table-cell>
          <table:table-cell office:value-type="float" office:value="48111.913397490098" table:formula="of:=MIN(['file:///C:/Users/cege-user/Documents/MacaqueColorCategories/Analyses/TCCModels/Castor/NLL_230830-091609.csv'#'NLL_230830-091609'.C$2:.C$11])" table:style-name="ce1">
            <text:p>48111.9134</text:p>
          </table:table-cell>
          <table:table-cell office:value-type="float" office:value="47775.407911717899" table:formula="of:=MIN(['file:///C:/Users/cege-user/Documents/MacaqueColorCategories/Analyses/TCCModels/Castor/NLL_230830-091609.csv'#'NLL_230830-091609'.D$2:.D$11])" table:style-name="ce1">
            <text:p>47775.40791</text:p>
          </table:table-cell>
          <table:table-cell office:value-type="float" office:value="47271.971637711002" table:formula="of:=['file:///C:/Users/cege-user/Documents/MacaqueColorCategories/Analyses/TCCModels/Castor/NLL_230830-105121.csv'#'NLL_230830-105121'.$A$1]" table:style-name="ce1">
            <text:p>47271.971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IC</text:p>
          </table:table-cell>
          <table:table-cell office:value-type="float" office:value="97180.517179937102" table:formula="of:=MIN(['file:///C:/Users/cege-user/Documents/MacaqueColorCategories/Analyses/TCCModels/Castor/AIC_230830-091609.csv'#'AIC_230830-091609'.A$2:.A$11])" table:style-name="ce1">
            <text:p>97180.51718</text:p>
          </table:table-cell>
          <table:table-cell office:value-type="float" office:value="95242.305118250297" table:formula="of:=MIN(['file:///C:/Users/cege-user/Documents/MacaqueColorCategories/Analyses/TCCModels/Castor/AIC_230830-091609.csv'#'AIC_230830-091609'.B$2:.B$11])" table:style-name="ce1">
            <text:p>95242.30512</text:p>
          </table:table-cell>
          <table:table-cell office:value-type="float" office:value="96351.826794980196" table:formula="of:=MIN(['file:///C:/Users/cege-user/Documents/MacaqueColorCategories/Analyses/TCCModels/Castor/AIC_230830-091609.csv'#'AIC_230830-091609'.C$2:.C$11])" table:style-name="ce1">
            <text:p>96351.82679</text:p>
          </table:table-cell>
          <table:table-cell office:value-type="float" office:value="95810.815823435798" table:formula="of:=MIN(['file:///C:/Users/cege-user/Documents/MacaqueColorCategories/Analyses/TCCModels/Castor/AIC_230830-091609.csv'#'AIC_230830-091609'.D$2:.D$11])" table:style-name="ce1">
            <text:p>95810.81582</text:p>
          </table:table-cell>
          <table:table-cell office:value-type="float" office:value="94803.943275421901" table:formula="of:=['file:///C:/Users/cege-user/Documents/MacaqueColorCategories/Analyses/TCCModels/Castor/AIC_230830-105121.csv'#'AIC_230830-105121'.$A$1]" table:style-name="ce1">
            <text:p>94803.94328</text:p>
          </table:table-cell>
          <table:table-cell table:number-columns-repeated="16378" table:style-name="ce1"/>
        </table:table-row>
        <table:table-row table:style-name="ro1">
          <table:table-cell table:style-name="ce1">
            <draw:frame draw:z-index="2" draw:id="id3" draw:style-name="a3" draw:name="Chart 9" svg:x="0.44792in" svg:y="0.17708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5" table:style-name="ce1"/>
          <table:table-cell table:style-name="ce1">
            <draw:frame draw:z-index="1" draw:id="id2" draw:style-name="a2" draw:name="Chart 8" svg:x="0.68403in" svg:y="0.01042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float" office:value="50652.090382417096" table:style-name="ce3">
            <text:p>5.07E+04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109496.180764834" table:style-name="ce4">
            <text:p>109496.1808</text:p>
          </table:table-cell>
          <table:table-cell table:number-columns-repeated="16375"/>
        </table:table-row>
        <table:table-row table:number-rows-repeated="1048554" table:style-name="ro1">
          <table:table-cell table:number-columns-repeated="16384"/>
        </table:table-row>
      </table:table>
      <table:table table:name="'file:///C:/Users/cege-user/Documents/MacaqueColorCategories/Analyses/TCCModels/NLL_230826-101803.csv'#NLL_230826-101803" table:style-name="ta2">
        <table:table-source xlink:href="file:///C:/Users/cege-user/Documents/MacaqueColorCategories/Analyses/TCCModels/NLL_230826-101803.csv" table:table-name="NLL_230826-101803" table:mode="copy-results-only"/>
        <table:table-column/>
        <table:table-row>
          <table:table-cell office:value-type="string" office:string-value="dPrimeAndGaussianWidth"/>
          <table:table-cell office:value-type="string" office:string-value="single_ssnu"/>
          <table:table-cell office:value-type="string" office:string-value="single_sg"/>
          <table:table-cell office:value-type="string" office:string-value="simultaneous"/>
          <table:table-cell table:number-columns-repeated="16380"/>
        </table:table-row>
        <table:table-row>
          <table:table-cell office:value-type="float" office:value="99696.354929361405"/>
          <table:table-cell office:value-type="float" office:value="98336.527373122895"/>
          <table:table-cell office:value-type="float" office:value="98938.566532185607"/>
          <table:table-cell office:value-type="float" office:value="98904.888380891396"/>
          <table:table-cell table:number-columns-repeated="16380"/>
        </table:table-row>
        <table:table-row>
          <table:table-cell office:value-type="float" office:value="99696.3543339147"/>
          <table:table-cell office:value-type="float" office:value="98345.654576365603"/>
          <table:table-cell office:value-type="float" office:value="98938.587049270005"/>
          <table:table-cell office:value-type="float" office:value="98903.134769352997"/>
          <table:table-cell table:number-columns-repeated="16380"/>
        </table:table-row>
        <table:table-row>
          <table:table-cell office:value-type="float" office:value="99696.354475984699"/>
          <table:table-cell office:value-type="float" office:value="98345.228324319804"/>
          <table:table-cell office:value-type="float" office:value="98938.506908521493"/>
          <table:table-cell office:value-type="float" office:value="98893.172830336203"/>
          <table:table-cell table:number-columns-repeated="16380"/>
        </table:table-row>
        <table:table-row>
          <table:table-cell office:value-type="float" office:value="99696.354366610205"/>
          <table:table-cell office:value-type="float" office:value="98342.720424169107"/>
          <table:table-cell office:value-type="float" office:value="98938.647100783201"/>
          <table:table-cell office:value-type="float" office:value="98899.996866923393"/>
          <table:table-cell table:number-columns-repeated="16380"/>
        </table:table-row>
        <table:table-row>
          <table:table-cell office:value-type="float" office:value="99696.360491307001"/>
          <table:table-cell office:value-type="float" office:value="98331.786741018106"/>
          <table:table-cell office:value-type="float" office:value="98939.298573477194"/>
          <table:table-cell office:value-type="float" office:value="98908.493559378403"/>
          <table:table-cell table:number-columns-repeated="16380"/>
        </table:table-row>
        <table:table-row>
          <table:table-cell office:value-type="float" office:value="99696.354332589894"/>
          <table:table-cell office:value-type="float" office:value="98334.526474801998"/>
          <table:table-cell office:value-type="float" office:value="98938.598384945406"/>
          <table:table-cell office:value-type="float" office:value="98906.587280923995"/>
          <table:table-cell table:number-columns-repeated="16380"/>
        </table:table-row>
        <table:table-row>
          <table:table-cell office:value-type="float" office:value="99696.354334408505"/>
          <table:table-cell office:value-type="float" office:value="98340.131944676701"/>
          <table:table-cell office:value-type="float" office:value="98938.585777294094"/>
          <table:table-cell office:value-type="float" office:value="98899.108949055997"/>
          <table:table-cell table:number-columns-repeated="16380"/>
        </table:table-row>
        <table:table-row>
          <table:table-cell office:value-type="float" office:value="99696.354344544598"/>
          <table:table-cell office:value-type="float" office:value="98341.269560714994"/>
          <table:table-cell office:value-type="float" office:value="98938.565529801301"/>
          <table:table-cell office:value-type="float" office:value="98901.735021473098"/>
          <table:table-cell table:number-columns-repeated="16380"/>
        </table:table-row>
        <table:table-row>
          <table:table-cell office:value-type="float" office:value="99696.354488488607"/>
          <table:table-cell office:value-type="float" office:value="98337.730340107897"/>
          <table:table-cell office:value-type="float" office:value="98938.483751098"/>
          <table:table-cell office:value-type="float" office:value="98892.261681196498"/>
          <table:table-cell table:number-columns-repeated="16380"/>
        </table:table-row>
        <table:table-row>
          <table:table-cell office:value-type="float" office:value="99696.354712865796"/>
          <table:table-cell office:value-type="float" office:value="98335.927094555402"/>
          <table:table-cell office:value-type="float" office:value="98938.494306471199"/>
          <table:table-cell office:value-type="float" office:value="98852.903094147303"/>
          <table:table-cell table:number-columns-repeated="16380"/>
        </table:table-row>
        <table:table-row table:number-rows-repeated="1048565">
          <table:table-cell table:number-columns-repeated="16380"/>
        </table:table-row>
      </table:table>
      <table:table table:name="'file:///C:/Users/cege-user/Documents/MacaqueColorCategories/Analyses/TCCModels/NLL_230831-111225.csv'#NLL_230831-111225" table:style-name="ta2">
        <table:table-source xlink:href="file:///C:/Users/cege-user/Documents/MacaqueColorCategories/Analyses/TCCModels/NLL_230831-111225.csv" table:table-name="NLL_230831-111225" table:mode="copy-results-only"/>
        <table:table-column/>
        <table:table-row>
          <table:table-cell office:value-type="float" office:value="98211.187048650405"/>
          <table:table-cell table:number-columns-repeated="16383"/>
        </table:table-row>
        <table:table-row table:number-rows-repeated="1048575">
          <table:table-cell table:number-columns-repeated="16383"/>
        </table:table-row>
      </table:table>
      <table:table table:name="'file:///C:/Users/cege-user/Documents/MacaqueColorCategories/Analyses/TCCModels/AIC_230826-101803.csv'#AIC_230826-101803" table:style-name="ta2">
        <table:table-source xlink:href="file:///C:/Users/cege-user/Documents/MacaqueColorCategories/Analyses/TCCModels/AIC_230826-101803.csv" table:table-name="AIC_230826-101803" table:mode="copy-results-only"/>
        <table:table-column/>
        <table:table-row>
          <table:table-cell table:number-columns-repeated="16384"/>
        </table:table-row>
        <table:table-row>
          <table:table-cell office:value-type="float" office:value="199396.70985872301"/>
          <table:table-cell office:value-type="float" office:value="196801.05474624599"/>
          <table:table-cell office:value-type="float" office:value="198005.13306437101"/>
          <table:table-cell office:value-type="float" office:value="198069.776761783"/>
          <table:table-cell table:number-columns-repeated="16380"/>
        </table:table-row>
        <table:table-row>
          <table:table-cell office:value-type="float" office:value="199396.70866782899"/>
          <table:table-cell office:value-type="float" office:value="196819.309152731"/>
          <table:table-cell office:value-type="float" office:value="198005.17409854001"/>
          <table:table-cell office:value-type="float" office:value="198066.26953870599"/>
          <table:table-cell table:number-columns-repeated="16380"/>
        </table:table-row>
        <table:table-row>
          <table:table-cell office:value-type="float" office:value="199396.70895196899"/>
          <table:table-cell office:value-type="float" office:value="196818.45664864001"/>
          <table:table-cell office:value-type="float" office:value="198005.01381704299"/>
          <table:table-cell office:value-type="float" office:value="198046.345660672"/>
          <table:table-cell table:number-columns-repeated="16380"/>
        </table:table-row>
        <table:table-row>
          <table:table-cell office:value-type="float" office:value="199396.70873322"/>
          <table:table-cell office:value-type="float" office:value="196813.44084833801"/>
          <table:table-cell office:value-type="float" office:value="198005.29420156599"/>
          <table:table-cell office:value-type="float" office:value="198059.99373384699"/>
          <table:table-cell table:number-columns-repeated="16380"/>
        </table:table-row>
        <table:table-row>
          <table:table-cell office:value-type="float" office:value="199396.720982614"/>
          <table:table-cell office:value-type="float" office:value="196791.57348203601"/>
          <table:table-cell office:value-type="float" office:value="198006.59714695401"/>
          <table:table-cell office:value-type="float" office:value="198076.98711875701"/>
          <table:table-cell table:number-columns-repeated="16380"/>
        </table:table-row>
        <table:table-row>
          <table:table-cell office:value-type="float" office:value="199396.70866517999"/>
          <table:table-cell office:value-type="float" office:value="196797.052949604"/>
          <table:table-cell office:value-type="float" office:value="198005.19676989099"/>
          <table:table-cell office:value-type="float" office:value="198073.17456184799"/>
          <table:table-cell table:number-columns-repeated="16380"/>
        </table:table-row>
        <table:table-row>
          <table:table-cell office:value-type="float" office:value="199396.70866881701"/>
          <table:table-cell office:value-type="float" office:value="196808.26388935299"/>
          <table:table-cell office:value-type="float" office:value="198005.17155458801"/>
          <table:table-cell office:value-type="float" office:value="198058.21789811199"/>
          <table:table-cell table:number-columns-repeated="16380"/>
        </table:table-row>
        <table:table-row>
          <table:table-cell office:value-type="float" office:value="199396.70868908899"/>
          <table:table-cell office:value-type="float" office:value="196810.53912142999"/>
          <table:table-cell office:value-type="float" office:value="198005.13105960301"/>
          <table:table-cell office:value-type="float" office:value="198063.47004294599"/>
          <table:table-cell table:number-columns-repeated="16380"/>
        </table:table-row>
        <table:table-row>
          <table:table-cell office:value-type="float" office:value="199396.70897697701"/>
          <table:table-cell office:value-type="float" office:value="196803.460680216"/>
          <table:table-cell office:value-type="float" office:value="198004.967502196"/>
          <table:table-cell office:value-type="float" office:value="198044.523362393"/>
          <table:table-cell table:number-columns-repeated="16380"/>
        </table:table-row>
        <table:table-row>
          <table:table-cell office:value-type="float" office:value="199396.709425732"/>
          <table:table-cell office:value-type="float" office:value="196799.85418911101"/>
          <table:table-cell office:value-type="float" office:value="198004.98861294199"/>
          <table:table-cell office:value-type="float" office:value="197965.80618829501"/>
          <table:table-cell table:number-columns-repeated="16380"/>
        </table:table-row>
        <table:table-row table:number-rows-repeated="1048565">
          <table:table-cell table:number-columns-repeated="16380"/>
        </table:table-row>
      </table:table>
      <table:table table:name="'file:///C:/Users/cege-user/Documents/MacaqueColorCategories/Analyses/TCCModels/AIC_230831-111226.csv'#AIC_230831-111226" table:style-name="ta2">
        <table:table-source xlink:href="file:///C:/Users/cege-user/Documents/MacaqueColorCategories/Analyses/TCCModels/AIC_230831-111226.csv" table:table-name="AIC_230831-111226" table:mode="copy-results-only"/>
        <table:table-column/>
        <table:table-row>
          <table:table-cell office:value-type="float" office:value="196682.37409730101"/>
          <table:table-cell table:number-columns-repeated="16383"/>
        </table:table-row>
        <table:table-row table:number-rows-repeated="1048575">
          <table:table-cell table:number-columns-repeated="16383"/>
        </table:table-row>
      </table:table>
      <table:table table:name="'file:///C:/Users/cege-user/Documents/MacaqueColorCategories/Analyses/TCCModels/Castor/NLL_230830-091609.csv'#NLL_230830-091609" table:style-name="ta2">
        <table:table-source xlink:href="file:///C:/Users/cege-user/Documents/MacaqueColorCategories/Analyses/TCCModels/Castor/NLL_230830-091609.csv" table:table-name="NLL_230830-091609" table:mode="copy-results-only"/>
        <table:table-column/>
        <table:table-row>
          <table:table-cell table:number-columns-repeated="16384"/>
        </table:table-row>
        <table:table-row>
          <table:table-cell office:value-type="float" office:value="48588.258611300997"/>
          <table:table-cell office:value-type="float" office:value="47557.152559125199"/>
          <table:table-cell office:value-type="float" office:value="48111.927960479297"/>
          <table:table-cell office:value-type="float" office:value="47782.798425998903"/>
          <table:table-cell table:number-columns-repeated="16380"/>
        </table:table-row>
        <table:table-row>
          <table:table-cell office:value-type="float" office:value="48588.258591503298"/>
          <table:table-cell office:value-type="float" office:value="47562.551040368096"/>
          <table:table-cell office:value-type="float" office:value="48111.927396932202"/>
          <table:table-cell office:value-type="float" office:value="47779.319128346302"/>
          <table:table-cell table:number-columns-repeated="16380"/>
        </table:table-row>
        <table:table-row>
          <table:table-cell office:value-type="float" office:value="48588.258622773297"/>
          <table:table-cell office:value-type="float" office:value="47564.5058450828"/>
          <table:table-cell office:value-type="float" office:value="48111.931808829002"/>
          <table:table-cell office:value-type="float" office:value="47775.407911717899"/>
          <table:table-cell table:number-columns-repeated="16380"/>
        </table:table-row>
        <table:table-row>
          <table:table-cell office:value-type="float" office:value="48588.258607418298"/>
          <table:table-cell office:value-type="float" office:value="47562.791450463701"/>
          <table:table-cell office:value-type="float" office:value="48111.9316276194"/>
          <table:table-cell office:value-type="float" office:value="47798.227324500302"/>
          <table:table-cell table:number-columns-repeated="16380"/>
        </table:table-row>
        <table:table-row>
          <table:table-cell office:value-type="float" office:value="48588.258604889197"/>
          <table:table-cell office:value-type="float" office:value="47560.482846328501"/>
          <table:table-cell office:value-type="float" office:value="48111.939433287902"/>
          <table:table-cell office:value-type="float" office:value="47783.982838812801"/>
          <table:table-cell table:number-columns-repeated="16380"/>
        </table:table-row>
        <table:table-row>
          <table:table-cell office:value-type="float" office:value="48588.258591669401"/>
          <table:table-cell office:value-type="float" office:value="47561.700750145399"/>
          <table:table-cell office:value-type="float" office:value="48111.930244062103"/>
          <table:table-cell office:value-type="float" office:value="47789.437405385797"/>
          <table:table-cell table:number-columns-repeated="16380"/>
        </table:table-row>
        <table:table-row>
          <table:table-cell office:value-type="float" office:value="48588.258601272602"/>
          <table:table-cell office:value-type="float" office:value="47557.402504371297"/>
          <table:table-cell office:value-type="float" office:value="48111.913397490098"/>
          <table:table-cell office:value-type="float" office:value="47783.952650818799"/>
          <table:table-cell table:number-columns-repeated="16380"/>
        </table:table-row>
        <table:table-row>
          <table:table-cell office:value-type="float" office:value="48588.258593264298"/>
          <table:table-cell office:value-type="float" office:value="47560.257466755596"/>
          <table:table-cell office:value-type="float" office:value="48111.928359643804"/>
          <table:table-cell office:value-type="float" office:value="47780.916972242303"/>
          <table:table-cell table:number-columns-repeated="16380"/>
        </table:table-row>
        <table:table-row>
          <table:table-cell office:value-type="float" office:value="48588.258589968602"/>
          <table:table-cell office:value-type="float" office:value="47559.963319749302"/>
          <table:table-cell office:value-type="float" office:value="48111.923930974997"/>
          <table:table-cell office:value-type="float" office:value="47784.687562484098"/>
          <table:table-cell table:number-columns-repeated="16380"/>
        </table:table-row>
        <table:table-row>
          <table:table-cell office:value-type="float" office:value="48588.258590381098"/>
          <table:table-cell office:value-type="float" office:value="47561.822537344298"/>
          <table:table-cell office:value-type="float" office:value="48111.928722764198"/>
          <table:table-cell office:value-type="float" office:value="47783.563746865097"/>
          <table:table-cell table:number-columns-repeated="16380"/>
        </table:table-row>
        <table:table-row table:number-rows-repeated="1048565">
          <table:table-cell table:number-columns-repeated="16380"/>
        </table:table-row>
      </table:table>
      <table:table table:name="'file:///C:/Users/cege-user/Documents/MacaqueColorCategories/Analyses/TCCModels/Castor/NLL_230830-105121.csv'#NLL_230830-105121" table:style-name="ta2">
        <table:table-source xlink:href="file:///C:/Users/cege-user/Documents/MacaqueColorCategories/Analyses/TCCModels/Castor/NLL_230830-105121.csv" table:table-name="NLL_230830-105121" table:mode="copy-results-only"/>
        <table:table-column/>
        <table:table-row>
          <table:table-cell office:value-type="float" office:value="47271.971637711002"/>
          <table:table-cell table:number-columns-repeated="16383"/>
        </table:table-row>
        <table:table-row table:number-rows-repeated="1048575">
          <table:table-cell table:number-columns-repeated="16383"/>
        </table:table-row>
      </table:table>
      <table:table table:name="'file:///C:/Users/cege-user/Documents/MacaqueColorCategories/Analyses/TCCModels/Castor/AIC_230830-091609.csv'#AIC_230830-091609" table:style-name="ta2">
        <table:table-source xlink:href="file:///C:/Users/cege-user/Documents/MacaqueColorCategories/Analyses/TCCModels/Castor/AIC_230830-091609.csv" table:table-name="AIC_230830-091609" table:mode="copy-results-only"/>
        <table:table-column/>
        <table:table-row>
          <table:table-cell table:number-columns-repeated="16384"/>
        </table:table-row>
        <table:table-row>
          <table:table-cell office:value-type="float" office:value="97180.517222602095"/>
          <table:table-cell office:value-type="float" office:value="95242.305118250297"/>
          <table:table-cell office:value-type="float" office:value="96351.855920958493"/>
          <table:table-cell office:value-type="float" office:value="95825.596851997805"/>
          <table:table-cell table:number-columns-repeated="16380"/>
        </table:table-row>
        <table:table-row>
          <table:table-cell office:value-type="float" office:value="97180.517183006596"/>
          <table:table-cell office:value-type="float" office:value="95253.102080736295"/>
          <table:table-cell office:value-type="float" office:value="96351.854793864506"/>
          <table:table-cell office:value-type="float" office:value="95818.638256692604"/>
          <table:table-cell table:number-columns-repeated="16380"/>
        </table:table-row>
        <table:table-row>
          <table:table-cell office:value-type="float" office:value="97180.517245546696"/>
          <table:table-cell office:value-type="float" office:value="95257.0116901656"/>
          <table:table-cell office:value-type="float" office:value="96351.863617658106"/>
          <table:table-cell office:value-type="float" office:value="95810.815823435798"/>
          <table:table-cell table:number-columns-repeated="16380"/>
        </table:table-row>
        <table:table-row>
          <table:table-cell office:value-type="float" office:value="97180.517214836596"/>
          <table:table-cell office:value-type="float" office:value="95253.582900927402"/>
          <table:table-cell office:value-type="float" office:value="96351.863255238699"/>
          <table:table-cell office:value-type="float" office:value="95856.454649000603"/>
          <table:table-cell table:number-columns-repeated="16380"/>
        </table:table-row>
        <table:table-row>
          <table:table-cell office:value-type="float" office:value="97180.517209778394"/>
          <table:table-cell office:value-type="float" office:value="95248.965692656901"/>
          <table:table-cell office:value-type="float" office:value="96351.878866575906"/>
          <table:table-cell office:value-type="float" office:value="95827.965677625602"/>
          <table:table-cell table:number-columns-repeated="16380"/>
        </table:table-row>
        <table:table-row>
          <table:table-cell office:value-type="float" office:value="97180.517183338699"/>
          <table:table-cell office:value-type="float" office:value="95251.401500290696"/>
          <table:table-cell office:value-type="float" office:value="96351.860488124294"/>
          <table:table-cell office:value-type="float" office:value="95838.874810771697"/>
          <table:table-cell table:number-columns-repeated="16380"/>
        </table:table-row>
        <table:table-row>
          <table:table-cell office:value-type="float" office:value="97180.517202545103"/>
          <table:table-cell office:value-type="float" office:value="95242.805008742696"/>
          <table:table-cell office:value-type="float" office:value="96351.826794980196"/>
          <table:table-cell office:value-type="float" office:value="95827.9053016377"/>
          <table:table-cell table:number-columns-repeated="16380"/>
        </table:table-row>
        <table:table-row>
          <table:table-cell office:value-type="float" office:value="97180.517186528494"/>
          <table:table-cell office:value-type="float" office:value="95248.514933511295"/>
          <table:table-cell office:value-type="float" office:value="96351.856719287694"/>
          <table:table-cell office:value-type="float" office:value="95821.833944484606"/>
          <table:table-cell table:number-columns-repeated="16380"/>
        </table:table-row>
        <table:table-row>
          <table:table-cell office:value-type="float" office:value="97180.517179937102"/>
          <table:table-cell office:value-type="float" office:value="95247.926639498604"/>
          <table:table-cell office:value-type="float" office:value="96351.847861949893"/>
          <table:table-cell office:value-type="float" office:value="95829.375124968297"/>
          <table:table-cell table:number-columns-repeated="16380"/>
        </table:table-row>
        <table:table-row>
          <table:table-cell office:value-type="float" office:value="97180.517180762195"/>
          <table:table-cell office:value-type="float" office:value="95251.645074688495"/>
          <table:table-cell office:value-type="float" office:value="96351.857445528396"/>
          <table:table-cell office:value-type="float" office:value="95827.127493730106"/>
          <table:table-cell table:number-columns-repeated="16380"/>
        </table:table-row>
        <table:table-row table:number-rows-repeated="1048565">
          <table:table-cell table:number-columns-repeated="16380"/>
        </table:table-row>
      </table:table>
      <table:table table:name="'file:///C:/Users/cege-user/Documents/MacaqueColorCategories/Analyses/TCCModels/Castor/AIC_230830-105121.csv'#AIC_230830-105121" table:style-name="ta2">
        <table:table-source xlink:href="file:///C:/Users/cege-user/Documents/MacaqueColorCategories/Analyses/TCCModels/Castor/AIC_230830-105121.csv" table:table-name="AIC_230830-105121" table:mode="copy-results-only"/>
        <table:table-column/>
        <table:table-row>
          <table:table-cell office:value-type="float" office:value="94803.943275421901"/>
          <table:table-cell table:number-columns-repeated="16383"/>
        </table:table-row>
        <table:table-row table:number-rows-repeated="1048575">
          <table:table-cell table:number-columns-repeated="16383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cege-user</meta:initial-creator>
    <dc:creator>cege-user</dc:creator>
    <meta:creation-date>2023-08-31T10:13:43Z</meta:creation-date>
    <dc:date>2023-08-31T11:41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AIC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ombined.$B$1:.$G$1"/>
          </chart:axis>
          <chart:series chart:label-cell-address="Combined.$A$3" chart:values-cell-range-address="Combined.$B$3:.$G$3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NLL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ombined.$B$1:.$G$1"/>
          </chart:axis>
          <chart:series chart:label-cell-address="Combined.$A$2" chart:values-cell-range-address="Combined.$B$2:.$G$2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AIC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astor.$B$1:.$G$1"/>
          </chart:axis>
          <chart:series chart:label-cell-address="Castor.$A$3" chart:values-cell-range-address="Castor.$B$3:.$G$3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NLL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astor.$B$1:.$G$1"/>
          </chart:axis>
          <chart:series chart:label-cell-address="Castor.$A$2" chart:values-cell-range-address="Castor.$B$2:.$G$2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